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0.34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2016</text:p>
          </table:table-cell>
          <table:covered-table-cell table:style-name="ce5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2018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8/2</text:p>
          </table:table-cell>
          <table:table-cell table:style-name="ce5" office:value-type="string" calcext:value-type="string">
            <text:p>11/30</text:p>
          </table:table-cell>
          <table:table-cell table:style-name="ce8" office:value-type="string" calcext:value-type="string">
            <text:p>6/13</text:p>
          </table:table-cell>
          <table:table-cell table:style-name="ce8" office:value-type="string" calcext:value-type="string">
            <text:p>11/27</text:p>
          </table:table-cell>
          <table:table-cell table:style-name="ce8" office:value-type="string" calcext:value-type="string">
            <text:p>11/29</text:p>
          </table:table-cell>
          <table:table-cell table:style-name="ce5" office:value-type="string" calcext:value-type="string">
            <text:p>5/29</text:p>
          </table:table-cell>
          <table:table-cell table:style-name="ce5" office:value-type="string" calcext:value-type="string">
            <text:p>11/30</text:p>
          </table:table-cell>
          <table:table-cell table:style-name="ce5" office:value-type="string" calcext:value-type="string">
            <text:p>12/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/>
          <table:table-cell table:style-name="ce2" office:value-type="string" calcext:value-type="string">
            <text:p>計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4:.L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5:.L5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6:.L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7:.L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8:.L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9:.L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10:.L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11:.L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12:.L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13:.L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14:.L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15:.L15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17:.L1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18:.L1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19:.L1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20:.L2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21:.L2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22:.L2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23:.L2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24:.L2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25:.L2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26:.L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27:.L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28:.L28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30:.L3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31:.L31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32:.L32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33:.L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34:.L3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35:.L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36:.L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37:.L3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38:.L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39:.L3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40:.L4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41:.L41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43:.L4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44:.L4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45:.L4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46:.L46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47:.L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48:.L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49:.L4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50:.L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51:.L5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52:.L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53:.L5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54:.L54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56:.L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57:.L5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58:.L5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59:.L5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60:.L6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61:.L6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62:.L6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63:.L6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64:.L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65:.L6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66:.L6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67:.L67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69:.L6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3"/>
          <table:table-cell table:style-name="ce2" table:formula="of:=SUM([.D70:.L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3"/>
          <table:table-cell table:style-name="ce2" table:formula="of:=SUM([.D71:.L7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3"/>
          <table:table-cell table:style-name="ce2" table:formula="of:=SUM([.D72:.L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73:.L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3"/>
          <table:table-cell table:style-name="ce2" table:formula="of:=SUM([.D74:.L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75:.L7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style-name="ce2" table:formula="of:=SUM([.D76:.L7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77:.L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formula="of:=SUM([.D78:.L7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79:.L7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formula="of:=SUM([.D80:.L80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2" table:formula="of:=SUM([.D4:.D81])" office:value-type="float" office:value="10" calcext:value-type="float">
            <text:p>10</text:p>
          </table:table-cell>
          <table:table-cell table:style-name="ce2" table:formula="of:=SUM([.E4:.E81])" office:value-type="float" office:value="10" calcext:value-type="float">
            <text:p>10</text:p>
          </table:table-cell>
          <table:table-cell table:style-name="ce2" table:formula="of:=SUM([.F4:.F81])" office:value-type="float" office:value="10" calcext:value-type="float">
            <text:p>10</text:p>
          </table:table-cell>
          <table:table-cell table:style-name="ce2" table:formula="of:=SUM([.G4:.G81])" office:value-type="float" office:value="10" calcext:value-type="float">
            <text:p>10</text:p>
          </table:table-cell>
          <table:table-cell table:style-name="ce2" table:formula="of:=SUM([.H4:.H81])" office:value-type="float" office:value="10" calcext:value-type="float">
            <text:p>10</text:p>
          </table:table-cell>
          <table:table-cell table:style-name="ce2" table:formula="of:=SUM([.I4:.I81])" office:value-type="float" office:value="10" calcext:value-type="float">
            <text:p>10</text:p>
          </table:table-cell>
          <table:table-cell table:style-name="ce2" table:formula="of:=SUM([.J4:.J81])" office:value-type="float" office:value="10" calcext:value-type="float">
            <text:p>10</text:p>
          </table:table-cell>
          <table:table-cell table:style-name="ce2" table:formula="of:=SUM([.K4:.K81])" office:value-type="float" office:value="10" calcext:value-type="float">
            <text:p>10</text:p>
          </table:table-cell>
          <table:table-cell table:style-name="ce3"/>
          <table:table-cell table:style-name="ce2" table:formula="of:=SUM([.M4:.M81])"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104849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13:30:43.917661927</dc:date>
    <meta:editing-duration>PT17M31S</meta:editing-duration>
    <meta:editing-cycles>5</meta:editing-cycles>
    <meta:generator>LibreOffice/5.1.6.2$Linux_X86_64 LibreOffice_project/10m0$Build-2</meta:generator>
    <meta:document-statistic meta:table-count="1" meta:cell-count="419" meta:object-count="0"/>
  </office:meta>
</office:document-meta>
</file>